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842" officeooo:paragraph-rsid="000b7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not looking for money. I an looking for experience to .... If you wish to learn about me, take a look at my webs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17:05.389061784</meta:creation-date>
    <dc:date>2016-10-01T10:19:58.386739556</dc:date>
    <meta:editing-duration>PT2M5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26" meta:character-count="120" meta:non-whitespace-character-count="95"/>
  </office:meta>
</office:document-meta>
</file>